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2.7667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4pt" officeooo:rsid="00101515" officeooo:paragraph-rsid="00101515" style:font-size-asian="14pt" style:font-size-complex="14pt"/>
    </style:style>
    <style:style style:name="P2" style:family="paragraph" style:parent-style-name="Table_20_Contents">
      <style:text-properties style:font-name="Verdana" fo:font-size="14pt" style:font-size-asian="14pt" style:font-size-complex="14pt"/>
    </style:style>
    <style:style style:name="P3" style:family="paragraph" style:parent-style-name="Table_20_Contents">
      <style:text-properties style:font-name="Verdana" fo:font-size="14pt" officeooo:rsid="00101515" officeooo:paragraph-rsid="00101515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101515" officeooo:paragraph-rsid="00101515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Verdana" fo:font-size="14pt" fo:font-weight="normal" officeooo:rsid="00101515" officeooo:paragraph-rsid="00101515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4pt" fo:font-weight="normal" officeooo:rsid="00101515" officeooo:paragraph-rsid="00101515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ystick Button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Red button</text:p>
            <text:p text:style-name="P3">Press 3x:<text:tab/>Eject</text:p>
          </table:table-cell>
          <table:table-cell table:style-name="Table1.A1" office:value-type="string">
            <text:p text:style-name="P4">Trim hat</text:p>
            <text:p text:style-name="P6">Up/Down/Left/Right: Trim</text:p>
          </table:table-cell>
          <table:table-cell table:style-name="Table1.C1" office:value-type="string">
            <text:p text:style-name="P4">Top gray button</text:p>
            <text:p text:style-name="P3">Press:<text:tab/>--</text:p>
          </table:table-cell>
        </table:table-row>
        <table:table-row>
          <table:table-cell table:style-name="Table1.A2" office:value-type="string">
            <text:p text:style-name="P4">Dish hat</text:p>
            <text:p text:style-name="P3">Up:<text:tab/><text:tab/>--</text:p>
            <text:p text:style-name="P3">Down:<text:tab/>--</text:p>
            <text:p text:style-name="P3">Left:<text:tab/><text:tab/>--</text:p>
            <text:p text:style-name="P3">Right:<text:tab/>--</text:p>
            <text:p text:style-name="P3">Press:<text:tab/>--</text:p>
          </table:table-cell>
          <table:table-cell table:style-name="Table1.A2" office:value-type="string">
            <text:p text:style-name="P4">MANVR/PC hat</text:p>
            <text:p text:style-name="P6">Up/Down:<text:tab/>Mouse scroll</text:p>
            <text:p text:style-name="P6">Left/Right:<text:tab/>Mouse click</text:p>
            <text:p text:style-name="P6">Press:<text:tab/><text:tab/>VR Zoom</text:p>
          </table:table-cell>
          <table:table-cell table:style-name="Table1.C2" office:value-type="string">
            <text:p text:style-name="P4">Bottom gray button</text:p>
            <text:p text:style-name="P3">Press:<text:tab/>--</text:p>
          </table:table-cell>
        </table:table-row>
        <table:table-row>
          <table:table-cell table:style-name="Table1.A2" office:value-type="string">
            <text:p text:style-name="P4">Flip-down trigger</text:p>
            <text:p text:style-name="P5">Press:<text:tab/>--</text:p>
          </table:table-cell>
          <table:table-cell table:style-name="Table1.A2" office:value-type="string">
            <text:p text:style-name="P4">Trigger</text:p>
            <text:p text:style-name="P5">Stage 1:<text:tab/>--</text:p>
            <text:p text:style-name="P5">Stage 2:<text:tab/>--</text:p>
          </table:table-cell>
          <table:table-cell table:style-name="Table1.C2" office:value-type="string">
            <text:p text:style-name="P4">Index finger hat</text:p>
            <text:p text:style-name="P5">Up:<text:tab/><text:tab/>--</text:p>
            <text:p text:style-name="P5">Down:<text:tab/>--</text:p>
            <text:p text:style-name="P5">Forward:<text:tab/>--</text:p>
            <text:p text:style-name="P5">Back:<text:tab/>--</text:p>
          </table:table-cell>
        </table:table-row>
        <table:table-row>
          <table:table-cell table:style-name="Table1.A2" office:value-type="string">
            <text:p text:style-name="P4">Gray reset hat</text:p>
            <text:p text:style-name="P5">Up:<text:tab/><text:tab/>--</text:p>
            <text:p text:style-name="P5">Down: <text:tab/>--</text:p>
            <text:p text:style-name="P5">Forward:<text:tab/>--</text:p>
            <text:p text:style-name="P5">Back:<text:tab/>--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Brake lever</text:p>
            <text:p text:style-name="P3">Axis:<text:tab/><text:tab/>--</text:p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9:32:40.211000000</meta:creation-date>
    <dc:date>2020-12-28T12:31:44.352000000</dc:date>
    <meta:editing-duration>PT1H5M21S</meta:editing-duration>
    <meta:editing-cycles>6</meta:editing-cycles>
    <meta:generator>LibreOffice/6.2.4.2$Windows_X86_64 LibreOffice_project/2412653d852ce75f65fbfa83fb7e7b669a126d64</meta:generator>
    <meta:document-statistic meta:table-count="1" meta:image-count="0" meta:object-count="0" meta:page-count="1" meta:paragraph-count="36" meta:word-count="81" meta:character-count="419" meta:non-whitespace-character-count="367"/>
  </office:meta>
</office:document-meta>
</file>